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76.59pt"/>
    </style:style>
    <style:style style:name="co13" style:family="table-column">
      <style:table-column-properties fo:break-before="auto" style:column-width="95.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enario-urbano_154210593545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3" calcext:value-type="float">
            <text:p>1883</text:p>
          </table:table-cell>
          <table:table-cell office:value-type="float" office:value="45" calcext:value-type="float">
            <text:p>45</text:p>
          </table:table-cell>
          <table:table-cell office:value-type="float" office:value="1095250000" calcext:value-type="float">
            <text:p>1095250000</text:p>
          </table:table-cell>
          <table:table-cell office:value-type="float" office:value="4.55556" calcext:value-type="float">
            <text:p>4.55556</text:p>
          </table:table-cell>
          <table:table-cell office:value-type="float" office:value="38.0889" calcext:value-type="float">
            <text:p>38.0889</text:p>
          </table:table-cell>
          <table:table-cell office:value-type="float" office:value="49" calcext:value-type="float">
            <text:p>49</text:p>
          </table:table-cell>
          <table:table-cell office:value-type="float" office:value="7983" calcext:value-type="float">
            <text:p>798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4" calcext:value-type="float">
            <text:p>1854</text:p>
          </table:table-cell>
          <table:table-cell office:value-type="float" office:value="44" calcext:value-type="float">
            <text:p>44</text:p>
          </table:table-cell>
          <table:table-cell office:value-type="float" office:value="873179000" calcext:value-type="float">
            <text:p>873179000</text:p>
          </table:table-cell>
          <table:table-cell office:value-type="float" office:value="4.34091" calcext:value-type="float">
            <text:p>4.34091</text:p>
          </table:table-cell>
          <table:table-cell office:value-type="float" office:value="40.75" calcext:value-type="float">
            <text:p>40.75</text:p>
          </table:table-cell>
          <table:table-cell office:value-type="float" office:value="42" calcext:value-type="float">
            <text:p>42</text:p>
          </table:table-cell>
          <table:table-cell office:value-type="float" office:value="6981" calcext:value-type="float">
            <text:p>69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1" calcext:value-type="float">
            <text:p>1831</text:p>
          </table:table-cell>
          <table:table-cell office:value-type="float" office:value="37" calcext:value-type="float">
            <text:p>37</text:p>
          </table:table-cell>
          <table:table-cell office:value-type="float" office:value="1296760000" calcext:value-type="float">
            <text:p>1296760000</text:p>
          </table:table-cell>
          <table:table-cell office:value-type="float" office:value="4.75676" calcext:value-type="float">
            <text:p>4.75676</text:p>
          </table:table-cell>
          <table:table-cell office:value-type="float" office:value="75.8649" calcext:value-type="float">
            <text:p>75.8649</text:p>
          </table:table-cell>
          <table:table-cell office:value-type="float" office:value="46" calcext:value-type="float">
            <text:p>46</text:p>
          </table:table-cell>
          <table:table-cell office:value-type="float" office:value="7589" calcext:value-type="float">
            <text:p>7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0" calcext:value-type="float">
            <text:p>1890</text:p>
          </table:table-cell>
          <table:table-cell office:value-type="float" office:value="46" calcext:value-type="float">
            <text:p>46</text:p>
          </table:table-cell>
          <table:table-cell office:value-type="float" office:value="1222160000" calcext:value-type="float">
            <text:p>1222160000</text:p>
          </table:table-cell>
          <table:table-cell office:value-type="float" office:value="4.8913" calcext:value-type="float">
            <text:p>4.8913</text:p>
          </table:table-cell>
          <table:table-cell office:value-type="float" office:value="53.0217" calcext:value-type="float">
            <text:p>53.0217</text:p>
          </table:table-cell>
          <table:table-cell office:value-type="float" office:value="47" calcext:value-type="float">
            <text:p>47</text:p>
          </table:table-cell>
          <table:table-cell office:value-type="float" office:value="7527" calcext:value-type="float">
            <text:p>75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4" calcext:value-type="float">
            <text:p>1874</text:p>
          </table:table-cell>
          <table:table-cell office:value-type="float" office:value="45" calcext:value-type="float">
            <text:p>45</text:p>
          </table:table-cell>
          <table:table-cell office:value-type="float" office:value="1200110000" calcext:value-type="float">
            <text:p>1200110000</text:p>
          </table:table-cell>
          <table:table-cell office:value-type="float" office:value="4.93333" calcext:value-type="float">
            <text:p>4.93333</text:p>
          </table:table-cell>
          <table:table-cell office:value-type="float" office:value="58.8444" calcext:value-type="float">
            <text:p>58.8444</text:p>
          </table:table-cell>
          <table:table-cell office:value-type="float" office:value="44" calcext:value-type="float">
            <text:p>44</text:p>
          </table:table-cell>
          <table:table-cell office:value-type="float" office:value="7062" calcext:value-type="float">
            <text:p>70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9" calcext:value-type="float">
            <text:p>1869</text:p>
          </table:table-cell>
          <table:table-cell office:value-type="float" office:value="46" calcext:value-type="float">
            <text:p>46</text:p>
          </table:table-cell>
          <table:table-cell office:value-type="float" office:value="1004640000" calcext:value-type="float">
            <text:p>1004640000</text:p>
          </table:table-cell>
          <table:table-cell office:value-type="float" office:value="4.28261" calcext:value-type="float">
            <text:p>4.28261</text:p>
          </table:table-cell>
          <table:table-cell office:value-type="float" office:value="49.3913" calcext:value-type="float">
            <text:p>49.3913</text:p>
          </table:table-cell>
          <table:table-cell office:value-type="float" office:value="41" calcext:value-type="float">
            <text:p>41</text:p>
          </table:table-cell>
          <table:table-cell office:value-type="float" office:value="6569" calcext:value-type="float">
            <text:p>65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4" calcext:value-type="float">
            <text:p>1844</text:p>
          </table:table-cell>
          <table:table-cell office:value-type="float" office:value="46" calcext:value-type="float">
            <text:p>46</text:p>
          </table:table-cell>
          <table:table-cell office:value-type="float" office:value="1064780000" calcext:value-type="float">
            <text:p>1064780000</text:p>
          </table:table-cell>
          <table:table-cell office:value-type="float" office:value="4.76087" calcext:value-type="float">
            <text:p>4.76087</text:p>
          </table:table-cell>
          <table:table-cell office:value-type="float" office:value="41.8043" calcext:value-type="float">
            <text:p>41.8043</text:p>
          </table:table-cell>
          <table:table-cell office:value-type="float" office:value="40" calcext:value-type="float">
            <text:p>40</text:p>
          </table:table-cell>
          <table:table-cell office:value-type="float" office:value="6706" calcext:value-type="float">
            <text:p>67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02" calcext:value-type="float">
            <text:p>1802</text:p>
          </table:table-cell>
          <table:table-cell office:value-type="float" office:value="44" calcext:value-type="float">
            <text:p>44</text:p>
          </table:table-cell>
          <table:table-cell office:value-type="float" office:value="1520200000" calcext:value-type="float">
            <text:p>1520200000</text:p>
          </table:table-cell>
          <table:table-cell office:value-type="float" office:value="4.09091" calcext:value-type="float">
            <text:p>4.09091</text:p>
          </table:table-cell>
          <table:table-cell office:value-type="float" office:value="135.705" calcext:value-type="float">
            <text:p>135.705</text:p>
          </table:table-cell>
          <table:table-cell office:value-type="float" office:value="45" calcext:value-type="float">
            <text:p>45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7" calcext:value-type="float">
            <text:p>1877</text:p>
          </table:table-cell>
          <table:table-cell office:value-type="float" office:value="46" calcext:value-type="float">
            <text:p>46</text:p>
          </table:table-cell>
          <table:table-cell office:value-type="float" office:value="1241310000" calcext:value-type="float">
            <text:p>1241310000</text:p>
          </table:table-cell>
          <table:table-cell office:value-type="float" office:value="4.3913" calcext:value-type="float">
            <text:p>4.3913</text:p>
          </table:table-cell>
          <table:table-cell office:value-type="float" office:value="86.2391" calcext:value-type="float">
            <text:p>86.2391</text:p>
          </table:table-cell>
          <table:table-cell office:value-type="float" office:value="43" calcext:value-type="float">
            <text:p>43</text:p>
          </table:table-cell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0" calcext:value-type="float">
            <text:p>1870</text:p>
          </table:table-cell>
          <table:table-cell office:value-type="float" office:value="46" calcext:value-type="float">
            <text:p>46</text:p>
          </table:table-cell>
          <table:table-cell office:value-type="float" office:value="1139230000" calcext:value-type="float">
            <text:p>1139230000</text:p>
          </table:table-cell>
          <table:table-cell office:value-type="float" office:value="4.84783" calcext:value-type="float">
            <text:p>4.84783</text:p>
          </table:table-cell>
          <table:table-cell office:value-type="float" office:value="61.3261" calcext:value-type="float">
            <text:p>61.3261</text:p>
          </table:table-cell>
          <table:table-cell office:value-type="float" office:value="48" calcext:value-type="float">
            <text:p>48</text:p>
          </table:table-cell>
          <table:table-cell office:value-type="float" office:value="7773" calcext:value-type="float">
            <text:p>77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0" calcext:value-type="float">
            <text:p>1890</text:p>
          </table:table-cell>
          <table:table-cell office:value-type="float" office:value="46" calcext:value-type="float">
            <text:p>46</text:p>
          </table:table-cell>
          <table:table-cell office:value-type="float" office:value="1125260000" calcext:value-type="float">
            <text:p>1125260000</text:p>
          </table:table-cell>
          <table:table-cell office:value-type="float" office:value="4.93478" calcext:value-type="float">
            <text:p>4.93478</text:p>
          </table:table-cell>
          <table:table-cell office:value-type="float" office:value="52.1739" calcext:value-type="float">
            <text:p>52.1739</text:p>
          </table:table-cell>
          <table:table-cell office:value-type="float" office:value="44" calcext:value-type="float">
            <text:p>44</text:p>
          </table:table-cell>
          <table:table-cell office:value-type="float" office:value="7337" calcext:value-type="float">
            <text:p>73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5" calcext:value-type="float">
            <text:p>1865</text:p>
          </table:table-cell>
          <table:table-cell office:value-type="float" office:value="46" calcext:value-type="float">
            <text:p>46</text:p>
          </table:table-cell>
          <table:table-cell office:value-type="float" office:value="1251310000" calcext:value-type="float">
            <text:p>1251310000</text:p>
          </table:table-cell>
          <table:table-cell office:value-type="float" office:value="4.65217" calcext:value-type="float">
            <text:p>4.65217</text:p>
          </table:table-cell>
          <table:table-cell office:value-type="float" office:value="74.8696" calcext:value-type="float">
            <text:p>74.8696</text:p>
          </table:table-cell>
          <table:table-cell office:value-type="float" office:value="45" calcext:value-type="float">
            <text:p>45</text:p>
          </table:table-cell>
          <table:table-cell office:value-type="float" office:value="7393" calcext:value-type="float">
            <text:p>73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5" calcext:value-type="float">
            <text:p>1845</text:p>
          </table:table-cell>
          <table:table-cell office:value-type="float" office:value="45" calcext:value-type="float">
            <text:p>45</text:p>
          </table:table-cell>
          <table:table-cell office:value-type="float" office:value="1414240000" calcext:value-type="float">
            <text:p>1414240000</text:p>
          </table:table-cell>
          <table:table-cell office:value-type="float" office:value="4.6" calcext:value-type="float">
            <text:p>4.6</text:p>
          </table:table-cell>
          <table:table-cell office:value-type="float" office:value="101.956" calcext:value-type="float">
            <text:p>101.956</text:p>
          </table:table-cell>
          <table:table-cell office:value-type="float" office:value="43" calcext:value-type="float">
            <text:p>43</text:p>
          </table:table-cell>
          <table:table-cell office:value-type="float" office:value="7178" calcext:value-type="float">
            <text:p>71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3" calcext:value-type="float">
            <text:p>1843</text:p>
          </table:table-cell>
          <table:table-cell office:value-type="float" office:value="46" calcext:value-type="float">
            <text:p>46</text:p>
          </table:table-cell>
          <table:table-cell office:value-type="float" office:value="996236000" calcext:value-type="float">
            <text:p>996236000</text:p>
          </table:table-cell>
          <table:table-cell office:value-type="float" office:value="4.30435" calcext:value-type="float">
            <text:p>4.30435</text:p>
          </table:table-cell>
          <table:table-cell office:value-type="float" office:value="29.9565" calcext:value-type="float">
            <text:p>29.9565</text:p>
          </table:table-cell>
          <table:table-cell office:value-type="float" office:value="44" calcext:value-type="float">
            <text:p>44</text:p>
          </table:table-cell>
          <table:table-cell office:value-type="float" office:value="7024" calcext:value-type="float">
            <text:p>70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4" calcext:value-type="float">
            <text:p>1884</text:p>
          </table:table-cell>
          <table:table-cell office:value-type="float" office:value="46" calcext:value-type="float">
            <text:p>46</text:p>
          </table:table-cell>
          <table:table-cell office:value-type="float" office:value="1106810000" calcext:value-type="float">
            <text:p>1106810000</text:p>
          </table:table-cell>
          <table:table-cell office:value-type="float" office:value="5.26087" calcext:value-type="float">
            <text:p>5.26087</text:p>
          </table:table-cell>
          <table:table-cell office:value-type="float" office:value="35.1087" calcext:value-type="float">
            <text:p>35.1087</text:p>
          </table:table-cell>
          <table:table-cell office:value-type="float" office:value="43" calcext:value-type="float">
            <text:p>43</text:p>
          </table:table-cell>
          <table:table-cell office:value-type="float" office:value="7226" calcext:value-type="float">
            <text:p>72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0" calcext:value-type="float">
            <text:p>1850</text:p>
          </table:table-cell>
          <table:table-cell office:value-type="float" office:value="45" calcext:value-type="float">
            <text:p>45</text:p>
          </table:table-cell>
          <table:table-cell office:value-type="float" office:value="1063160000" calcext:value-type="float">
            <text:p>1063160000</text:p>
          </table:table-cell>
          <table:table-cell office:value-type="float" office:value="4.46667" calcext:value-type="float">
            <text:p>4.46667</text:p>
          </table:table-cell>
          <table:table-cell office:value-type="float" office:value="31.0444" calcext:value-type="float">
            <text:p>31.0444</text:p>
          </table:table-cell>
          <table:table-cell office:value-type="float" office:value="41" calcext:value-type="float">
            <text:p>41</text:p>
          </table:table-cell>
          <table:table-cell office:value-type="float" office:value="6697" calcext:value-type="float">
            <text:p>66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3" calcext:value-type="float">
            <text:p>1873</text:p>
          </table:table-cell>
          <table:table-cell office:value-type="float" office:value="46" calcext:value-type="float">
            <text:p>46</text:p>
          </table:table-cell>
          <table:table-cell office:value-type="float" office:value="1276980000" calcext:value-type="float">
            <text:p>1276980000</text:p>
          </table:table-cell>
          <table:table-cell office:value-type="float" office:value="4.80435" calcext:value-type="float">
            <text:p>4.80435</text:p>
          </table:table-cell>
          <table:table-cell office:value-type="float" office:value="80.2609" calcext:value-type="float">
            <text:p>80.2609</text:p>
          </table:table-cell>
          <table:table-cell office:value-type="float" office:value="48" calcext:value-type="float">
            <text:p>48</text:p>
          </table:table-cell>
          <table:table-cell office:value-type="float" office:value="7713" calcext:value-type="float">
            <text:p>77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1" calcext:value-type="float">
            <text:p>1861</text:p>
          </table:table-cell>
          <table:table-cell office:value-type="float" office:value="46" calcext:value-type="float">
            <text:p>46</text:p>
          </table:table-cell>
          <table:table-cell office:value-type="float" office:value="754489000" calcext:value-type="float">
            <text:p>754489000</text:p>
          </table:table-cell>
          <table:table-cell office:value-type="float" office:value="4.30435" calcext:value-type="float">
            <text:p>4.30435</text:p>
          </table:table-cell>
          <table:table-cell office:value-type="float" office:value="31.8261" calcext:value-type="float">
            <text:p>31.8261</text:p>
          </table:table-cell>
          <table:table-cell office:value-type="float" office:value="44" calcext:value-type="float">
            <text:p>44</text:p>
          </table:table-cell>
          <table:table-cell office:value-type="float" office:value="6979" calcext:value-type="float">
            <text:p>69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2" calcext:value-type="float">
            <text:p>1872</text:p>
          </table:table-cell>
          <table:table-cell office:value-type="float" office:value="44" calcext:value-type="float">
            <text:p>44</text:p>
          </table:table-cell>
          <table:table-cell office:value-type="float" office:value="1025500000" calcext:value-type="float">
            <text:p>1025500000</text:p>
          </table:table-cell>
          <table:table-cell office:value-type="float" office:value="4.20455" calcext:value-type="float">
            <text:p>4.20455</text:p>
          </table:table-cell>
          <table:table-cell office:value-type="float" office:value="50.2955" calcext:value-type="float">
            <text:p>50.2955</text:p>
          </table:table-cell>
          <table:table-cell office:value-type="float" office:value="45" calcext:value-type="float">
            <text:p>45</text:p>
          </table:table-cell>
          <table:table-cell office:value-type="float" office:value="7088" calcext:value-type="float">
            <text:p>70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1" calcext:value-type="float">
            <text:p>1871</text:p>
          </table:table-cell>
          <table:table-cell office:value-type="float" office:value="46" calcext:value-type="float">
            <text:p>46</text:p>
          </table:table-cell>
          <table:table-cell office:value-type="float" office:value="919854000" calcext:value-type="float">
            <text:p>919854000</text:p>
          </table:table-cell>
          <table:table-cell office:value-type="float" office:value="4.1087" calcext:value-type="float">
            <text:p>4.1087</text:p>
          </table:table-cell>
          <table:table-cell office:value-type="float" office:value="50.2609" calcext:value-type="float">
            <text:p>50.2609</text:p>
          </table:table-cell>
          <table:table-cell office:value-type="float" office:value="45" calcext:value-type="float">
            <text:p>45</text:p>
          </table:table-cell>
          <table:table-cell office:value-type="float" office:value="7095" calcext:value-type="float">
            <text:p>70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1" calcext:value-type="float">
            <text:p>1861</text:p>
          </table:table-cell>
          <table:table-cell office:value-type="float" office:value="46" calcext:value-type="float">
            <text:p>46</text:p>
          </table:table-cell>
          <table:table-cell office:value-type="float" office:value="1201970000" calcext:value-type="float">
            <text:p>1201970000</text:p>
          </table:table-cell>
          <table:table-cell office:value-type="float" office:value="5.21739" calcext:value-type="float">
            <text:p>5.21739</text:p>
          </table:table-cell>
          <table:table-cell office:value-type="float" office:value="52.1957" calcext:value-type="float">
            <text:p>52.1957</text:p>
          </table:table-cell>
          <table:table-cell office:value-type="float" office:value="45" calcext:value-type="float">
            <text:p>45</text:p>
          </table:table-cell>
          <table:table-cell office:value-type="float" office:value="7298" calcext:value-type="float">
            <text:p>72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9" calcext:value-type="float">
            <text:p>1889</text:p>
          </table:table-cell>
          <table:table-cell office:value-type="float" office:value="41" calcext:value-type="float">
            <text:p>41</text:p>
          </table:table-cell>
          <table:table-cell office:value-type="float" office:value="879631000" calcext:value-type="float">
            <text:p>879631000</text:p>
          </table:table-cell>
          <table:table-cell office:value-type="float" office:value="4.34146" calcext:value-type="float">
            <text:p>4.34146</text:p>
          </table:table-cell>
          <table:table-cell office:value-type="float" office:value="55.0732" calcext:value-type="float">
            <text:p>55.0732</text:p>
          </table:table-cell>
          <table:table-cell office:value-type="float" office:value="48" calcext:value-type="float">
            <text:p>48</text:p>
          </table:table-cell>
          <table:table-cell office:value-type="float" office:value="7446" calcext:value-type="float">
            <text:p>74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2" calcext:value-type="float">
            <text:p>1842</text:p>
          </table:table-cell>
          <table:table-cell office:value-type="float" office:value="43" calcext:value-type="float">
            <text:p>43</text:p>
          </table:table-cell>
          <table:table-cell office:value-type="float" office:value="1018700000" calcext:value-type="float">
            <text:p>1018700000</text:p>
          </table:table-cell>
          <table:table-cell office:value-type="float" office:value="4.48837" calcext:value-type="float">
            <text:p>4.48837</text:p>
          </table:table-cell>
          <table:table-cell office:value-type="float" office:value="44.1163" calcext:value-type="float">
            <text:p>44.1163</text:p>
          </table:table-cell>
          <table:table-cell office:value-type="float" office:value="45" calcext:value-type="float">
            <text:p>45</text:p>
          </table:table-cell>
          <table:table-cell office:value-type="float" office:value="7148" calcext:value-type="float">
            <text:p>71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7" calcext:value-type="float">
            <text:p>1837</text:p>
          </table:table-cell>
          <table:table-cell office:value-type="float" office:value="46" calcext:value-type="float">
            <text:p>46</text:p>
          </table:table-cell>
          <table:table-cell office:value-type="float" office:value="952997000" calcext:value-type="float">
            <text:p>952997000</text:p>
          </table:table-cell>
          <table:table-cell office:value-type="float" office:value="4.32609" calcext:value-type="float">
            <text:p>4.32609</text:p>
          </table:table-cell>
          <table:table-cell office:value-type="float" office:value="45.0652" calcext:value-type="float">
            <text:p>45.0652</text:p>
          </table:table-cell>
          <table:table-cell office:value-type="float" office:value="43" calcext:value-type="float">
            <text:p>43</text:p>
          </table:table-cell>
          <table:table-cell office:value-type="float" office:value="6659" calcext:value-type="float">
            <text:p>66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6" calcext:value-type="float">
            <text:p>1876</text:p>
          </table:table-cell>
          <table:table-cell office:value-type="float" office:value="43" calcext:value-type="float">
            <text:p>43</text:p>
          </table:table-cell>
          <table:table-cell office:value-type="float" office:value="1311990000" calcext:value-type="float">
            <text:p>1311990000</text:p>
          </table:table-cell>
          <table:table-cell office:value-type="float" office:value="4.90698" calcext:value-type="float">
            <text:p>4.90698</text:p>
          </table:table-cell>
          <table:table-cell office:value-type="float" office:value="73.3953" calcext:value-type="float">
            <text:p>73.3953</text:p>
          </table:table-cell>
          <table:table-cell office:value-type="float" office:value="47" calcext:value-type="float">
            <text:p>47</text:p>
          </table:table-cell>
          <table:table-cell office:value-type="float" office:value="7108" calcext:value-type="float">
            <text:p>71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4" calcext:value-type="float">
            <text:p>1834</text:p>
          </table:table-cell>
          <table:table-cell office:value-type="float" office:value="43" calcext:value-type="float">
            <text:p>43</text:p>
          </table:table-cell>
          <table:table-cell office:value-type="float" office:value="1000020000" calcext:value-type="float">
            <text:p>1000020000</text:p>
          </table:table-cell>
          <table:table-cell office:value-type="float" office:value="4.88372" calcext:value-type="float">
            <text:p>4.88372</text:p>
          </table:table-cell>
          <table:table-cell office:value-type="float" office:value="43.907" calcext:value-type="float">
            <text:p>43.907</text:p>
          </table:table-cell>
          <table:table-cell office:value-type="float" office:value="41" calcext:value-type="float">
            <text:p>41</text:p>
          </table:table-cell>
          <table:table-cell office:value-type="float" office:value="6859" calcext:value-type="float">
            <text:p>68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4" calcext:value-type="float">
            <text:p>1854</text:p>
          </table:table-cell>
          <table:table-cell office:value-type="float" office:value="41" calcext:value-type="float">
            <text:p>41</text:p>
          </table:table-cell>
          <table:table-cell office:value-type="float" office:value="1174770000" calcext:value-type="float">
            <text:p>1174770000</text:p>
          </table:table-cell>
          <table:table-cell office:value-type="float" office:value="4.53659" calcext:value-type="float">
            <text:p>4.53659</text:p>
          </table:table-cell>
          <table:table-cell office:value-type="float" office:value="95.7561" calcext:value-type="float">
            <text:p>95.7561</text:p>
          </table:table-cell>
          <table:table-cell office:value-type="float" office:value="43" calcext:value-type="float">
            <text:p>43</text:p>
          </table:table-cell>
          <table:table-cell office:value-type="float" office:value="6779" calcext:value-type="float">
            <text:p>67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6" calcext:value-type="float">
            <text:p>1856</text:p>
          </table:table-cell>
          <table:table-cell office:value-type="float" office:value="46" calcext:value-type="float">
            <text:p>46</text:p>
          </table:table-cell>
          <table:table-cell office:value-type="float" office:value="1040170000" calcext:value-type="float">
            <text:p>1040170000</text:p>
          </table:table-cell>
          <table:table-cell office:value-type="float" office:value="4.21739" calcext:value-type="float">
            <text:p>4.21739</text:p>
          </table:table-cell>
          <table:table-cell office:value-type="float" office:value="57.9565" calcext:value-type="float">
            <text:p>57.9565</text:p>
          </table:table-cell>
          <table:table-cell office:value-type="float" office:value="48" calcext:value-type="float">
            <text:p>48</text:p>
          </table:table-cell>
          <table:table-cell office:value-type="float" office:value="7856" calcext:value-type="float">
            <text:p>78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4" calcext:value-type="float">
            <text:p>1884</text:p>
          </table:table-cell>
          <table:table-cell office:value-type="float" office:value="46" calcext:value-type="float">
            <text:p>46</text:p>
          </table:table-cell>
          <table:table-cell office:value-type="float" office:value="927367000" calcext:value-type="float">
            <text:p>927367000</text:p>
          </table:table-cell>
          <table:table-cell office:value-type="float" office:value="4.45652" calcext:value-type="float">
            <text:p>4.45652</text:p>
          </table:table-cell>
          <table:table-cell office:value-type="float" office:value="36.6957" calcext:value-type="float">
            <text:p>36.6957</text:p>
          </table:table-cell>
          <table:table-cell office:value-type="float" office:value="48" calcext:value-type="float">
            <text:p>48</text:p>
          </table:table-cell>
          <table:table-cell office:value-type="float" office:value="7966" calcext:value-type="float">
            <text:p>79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4" calcext:value-type="float">
            <text:p>1874</text:p>
          </table:table-cell>
          <table:table-cell office:value-type="float" office:value="44" calcext:value-type="float">
            <text:p>44</text:p>
          </table:table-cell>
          <table:table-cell office:value-type="float" office:value="1276560000" calcext:value-type="float">
            <text:p>1276560000</text:p>
          </table:table-cell>
          <table:table-cell office:value-type="float" office:value="4.68182" calcext:value-type="float">
            <text:p>4.68182</text:p>
          </table:table-cell>
          <table:table-cell office:value-type="float" office:value="65.3182" calcext:value-type="float">
            <text:p>65.3182</text:p>
          </table:table-cell>
          <table:table-cell office:value-type="float" office:value="48" calcext:value-type="float">
            <text:p>48</text:p>
          </table:table-cell>
          <table:table-cell office:value-type="float" office:value="7658" calcext:value-type="float">
            <text:p>76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09:31:06.321752984</dc:date>
    <meta:editing-duration>PT3M20S</meta:editing-duration>
    <meta:editing-cycles>1</meta:editing-cycles>
    <meta:document-statistic meta:table-count="1" meta:cell-count="434" meta:object-count="0"/>
    <meta:generator>LibreOffice/6.0.6.2$Linux_X86_64 LibreOffice_project/00m0$Build-2</meta:generator>
  </office:meta>
</office:document-meta>
</file>